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ucida Sans" svg:font-family="'Lucid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014cm" fo:margin-left="-0.016cm" fo:margin-right="0cm" table:align="margins"/>
    </style:style>
    <style:style style:name="Tabla1.A" style:family="table-column">
      <style:table-column-properties style:column-width="2.568cm" style:rel-column-width="9894*"/>
    </style:style>
    <style:style style:name="Tabla1.B" style:family="table-column">
      <style:table-column-properties style:column-width="14.446cm" style:rel-column-width="55641*"/>
    </style:style>
    <style:style style:name="Tabla1.A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1.601cm" fo:margin-left="3.5cm" table:align="left"/>
    </style:style>
    <style:style style:name="Tabla2.A" style:family="table-column">
      <style:table-column-properties style:column-width="11.601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Text_20_body">
      <style:text-properties fo:font-weight="bold" officeooo:paragraph-rsid="001bdf1d" style:font-weight-asian="bold" style:font-weight-complex="bold"/>
    </style:style>
    <style:style style:name="P4" style:family="paragraph" style:parent-style-name="Text_20_body">
      <style:text-properties style:font-name="TimesNewRomanPSMT" fo:font-size="12pt" fo:font-weight="bold" officeooo:paragraph-rsid="001bdf1d" style:font-name-asian="TimesNewRomanPSMT" style:font-size-asian="12pt" style:font-weight-asian="bold" style:font-name-complex="TimesNewRomanPSMT" style:font-size-complex="12pt" style:font-weight-complex="bold"/>
    </style:style>
    <style:style style:name="P5" style:family="paragraph" style:parent-style-name="Text_20_body">
      <style:text-properties style:font-name="TimesNewRomanPSMT" fo:font-size="12pt" officeooo:paragraph-rsid="001bdf1d" style:font-name-asian="TimesNewRomanPSMT" style:font-size-asian="12pt" style:font-name-complex="TimesNewRomanPSMT" style:font-size-complex="12pt"/>
    </style:style>
    <style:style style:name="P6" style:family="paragraph" style:parent-style-name="Text_20_body">
      <style:text-properties officeooo:rsid="002037c5" officeooo:paragraph-rsid="001bdf1d"/>
    </style:style>
    <style:style style:name="P7" style:family="paragraph" style:parent-style-name="Text_20_body">
      <style:text-properties officeooo:paragraph-rsid="001bdf1d"/>
    </style:style>
    <style:style style:name="P8" style:family="paragraph" style:parent-style-name="Text_20_body">
      <style:text-properties officeooo:rsid="001d9294" officeooo:paragraph-rsid="001bdf1d"/>
    </style:style>
    <style:style style:name="P9" style:family="paragraph" style:parent-style-name="Table_20_Contents">
      <style:text-properties style:font-name="Arial" fo:font-size="14pt" style:font-name-asian="Lucida Sans Unicode" style:font-size-asian="14pt" style:font-name-complex="Tahoma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officeooo:rsid="001d9294" officeooo:paragraph-rsid="001bdf1d"/>
    </style:style>
    <style:style style:name="P11" style:family="paragraph" style:parent-style-name="Table_20_Contents">
      <style:text-properties officeooo:rsid="001d9294" officeooo:paragraph-rsid="001bdf1d"/>
    </style:style>
    <style:style style:name="P12" style:family="paragraph" style:parent-style-name="Table_20_Contents">
      <style:text-properties officeooo:paragraph-rsid="001bdf1d"/>
    </style:style>
    <style:style style:name="P13" style:family="paragraph" style:parent-style-name="Standard">
      <style:text-properties fo:font-weight="bold" officeooo:paragraph-rsid="001bdf1d" style:font-weight-asian="bold" style:font-weight-complex="bold"/>
    </style:style>
    <style:style style:name="P14" style:family="paragraph" style:parent-style-name="Standard">
      <style:text-properties fo:font-weight="bold" officeooo:rsid="001e93be" officeooo:paragraph-rsid="001bdf1d" style:font-weight-asian="bold" style:font-weight-complex="bold"/>
    </style:style>
    <style:style style:name="P15" style:family="paragraph" style:parent-style-name="Standard">
      <style:text-properties officeooo:paragraph-rsid="001bdf1d"/>
    </style:style>
    <style:style style:name="P16" style:family="paragraph" style:parent-style-name="Text_20_body">
      <style:paragraph-properties fo:margin-left="1.251cm" fo:margin-right="0cm" fo:margin-top="0cm" fo:margin-bottom="0cm" loext:contextual-spacing="false" fo:text-indent="0cm" style:auto-text-indent="false" style:shadow="none"/>
      <style:text-properties style:font-name="Lucida Sans" fo:font-size="11pt" fo:font-style="normal" officeooo:paragraph-rsid="001bdf1d" style:font-name-asian="TimesNewRomanPSMT" style:font-size-asian="11pt" style:font-style-asian="normal" style:font-name-complex="TimesNewRomanPSMT" style:font-size-complex="11pt" style:font-style-complex="normal"/>
    </style:style>
    <style:style style:name="P17" style:family="paragraph" style:parent-style-name="Text_20_body">
      <style:paragraph-properties fo:margin-left="2.501cm" fo:margin-right="0cm" fo:text-indent="0cm" style:auto-text-indent="false"/>
      <style:text-properties officeooo:rsid="001d9294" officeooo:paragraph-rsid="001bdf1d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0cm" style:auto-text-indent="false" style:shadow="none"/>
      <style:text-properties style:font-name="TimesNewRomanPSMT" fo:font-size="12pt" officeooo:paragraph-rsid="001bdf1d" style:font-name-asian="TimesNewRomanPSMT" style:font-size-asian="12pt" style:font-name-complex="TimesNewRomanPSMT" style:font-size-complex="12pt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indent="0cm" style:auto-text-indent="false" style:shadow="none"/>
      <style:text-properties style:font-name="TimesNewRomanPSMT" fo:font-size="12pt" officeooo:paragraph-rsid="001bdf1d" style:font-name-asian="TimesNewRomanPSMT" style:font-size-asian="12pt" style:font-name-complex="TimesNewRomanPSMT" style:font-size-complex="12pt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indent="0cm" style:auto-text-indent="false" style:shadow="none"/>
      <style:text-properties style:font-name="TimesNewRomanPSMT" fo:font-size="12pt" fo:font-style="italic" officeooo:paragraph-rsid="001bdf1d" style:font-name-asian="TimesNewRomanPSMT" style:font-size-asian="12pt" style:font-style-asian="italic" style:font-name-complex="TimesNewRomanPSMT" style:font-size-complex="12pt" style:font-style-complex="italic"/>
    </style:style>
    <style:style style:name="P21" style:family="paragraph" style:parent-style-name="Standard" style:list-style-name="L2">
      <style:text-properties officeooo:paragraph-rsid="001bdf1d"/>
    </style:style>
    <style:style style:name="P22" style:family="paragraph" style:parent-style-name="Standard" style:list-style-name="L2">
      <style:text-properties style:font-name="TimesNewRomanPSMT" fo:font-size="12pt" fo:font-style="normal" officeooo:paragraph-rsid="001bdf1d" style:font-name-asian="TimesNewRomanPSMT" style:font-size-asian="12pt" style:font-style-asian="normal" style:font-name-complex="TimesNewRomanPSMT" style:font-size-complex="12pt" style:font-style-complex="normal"/>
    </style:style>
    <style:style style:name="P23" style:family="paragraph" style:parent-style-name="Text_20_body" style:list-style-name="L1">
      <style:text-properties officeooo:rsid="001d9294" officeooo:paragraph-rsid="001bdf1d"/>
    </style:style>
    <style:style style:name="P24" style:family="paragraph" style:parent-style-name="Text_20_body" style:list-style-name="L1">
      <style:text-properties officeooo:rsid="001d9294" officeooo:paragraph-rsid="001d2b51"/>
    </style:style>
    <style:style style:name="P25" style:family="paragraph" style:parent-style-name="Table_20_Contents">
      <style:text-properties officeooo:rsid="001d9294" officeooo:paragraph-rsid="001bdf1d"/>
    </style:style>
    <style:style style:name="P26" style:family="paragraph" style:parent-style-name="Table_20_Contents">
      <style:text-properties officeooo:rsid="001d9294" officeooo:paragraph-rsid="001d2b51"/>
    </style:style>
    <style:style style:name="P27" style:family="paragraph" style:parent-style-name="Heading_20_2">
      <style:text-properties officeooo:paragraph-rsid="001bdf1d"/>
    </style:style>
    <style:style style:name="P28" style:family="paragraph" style:parent-style-name="Heading_20_2">
      <style:text-properties officeooo:rsid="001d9294" officeooo:paragraph-rsid="001bdf1d"/>
    </style:style>
    <style:style style:name="P29" style:family="paragraph" style:parent-style-name="Heading_20_2">
      <style:paragraph-properties fo:margin-top="0.423cm" fo:margin-bottom="0.212cm" loext:contextual-spacing="false" fo:keep-with-next="always"/>
      <style:text-properties style:font-name="Arial" fo:font-size="12pt" officeooo:paragraph-rsid="001bdf1d" style:font-name-asian="Lucida Sans Unicode" style:font-size-asian="12pt" style:font-name-complex="Tahoma" style:font-size-complex="12pt"/>
    </style:style>
    <style:style style:name="T1" style:family="text">
      <style:text-properties officeooo:rsid="001bdf1d"/>
    </style:style>
    <style:style style:name="T2" style:family="text">
      <style:text-properties officeooo:rsid="001b2393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102fc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TimesNewRomanPSMT" fo:font-size="12pt" fo:font-style="normal" style:font-name-asian="TimesNewRomanPSMT" style:font-size-asian="12pt" style:font-style-asian="normal" style:font-name-complex="TimesNewRomanPSMT" style:font-size-complex="12pt" style:font-style-complex="normal"/>
    </style:style>
    <style:style style:name="T7" style:family="text">
      <style:text-properties style:font-name="TimesNewRomanPSMT" fo:font-size="12pt" fo:font-style="normal" officeooo:rsid="002102fc" style:font-name-asian="TimesNewRomanPSMT" style:font-size-asian="12pt" style:font-style-asian="normal" style:font-name-complex="TimesNewRomanPSMT" style:font-size-complex="12pt" style:font-style-complex="normal"/>
    </style:style>
    <style:style style:name="T8" style:family="text">
      <style:text-properties style:font-name="TimesNewRomanPSMT" fo:font-size="12pt" fo:font-style="normal" style:font-style-asian="normal" style:font-style-complex="normal"/>
    </style:style>
    <style:style style:name="T9" style:family="text">
      <style:text-properties style:font-name="TimesNewRomanPSMT" fo:font-size="12pt" fo:font-style="italic" style:font-style-asian="italic" style:font-style-complex="italic"/>
    </style:style>
    <style:style style:name="T10" style:family="text">
      <style:text-properties style:font-name="TimesNewRomanPSMT" fo:font-size="12pt" fo:font-style="italic" style:font-name-asian="TimesNewRomanPSMT" style:font-size-asian="12pt" style:font-style-asian="italic" style:font-name-complex="TimesNewRomanPSMT" style:font-size-complex="12pt" style:font-style-complex="italic"/>
    </style:style>
    <style:style style:name="T11" style:family="text">
      <style:text-properties style:font-name="TimesNewRomanPSMT" fo:font-size="12pt" fo:font-style="italic" officeooo:rsid="002037c5" style:font-name-asian="TimesNewRomanPSMT" style:font-size-asian="12pt" style:font-style-asian="italic" style:font-name-complex="TimesNewRomanPSMT" style:font-size-complex="12pt" style:font-style-complex="italic"/>
    </style:style>
    <style:style style:name="T12" style:family="text">
      <style:text-properties officeooo:rsid="000f8457"/>
    </style:style>
    <style:style style:name="T13" style:family="text">
      <style:text-properties officeooo:rsid="00204dd9"/>
    </style:style>
    <style:style style:name="T14" style:family="text">
      <style:text-properties officeooo:rsid="002037c5"/>
    </style:style>
    <style:style style:name="T15" style:family="text">
      <style:text-properties officeooo:rsid="001d2b5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blema <text:span text:style-name="T2">6</text:span>: <text:span text:style-name="T1">ArrayList y </text:span><text:span text:style-name="T3">Excepciones</text:span></text:h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9">Datos personales</text:p>
          </table:table-cell>
          <table:covered-table-cell/>
        </table:table-row>
        <table:table-row>
          <table:table-cell table:style-name="Tabla1.A2" office:value-type="string">
            <text:p text:style-name="P9">Apellidos:</text:p>
          </table:table-cell>
          <table:table-cell table:style-name="Tabla1.B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>Nombre:</text:p>
          </table:table-cell>
          <table:table-cell table:style-name="Tabla1.B2" office:value-type="string">
            <text:p text:style-name="P9"/>
          </table:table-cell>
        </table:table-row>
      </table:table>
      <text:p text:style-name="Standard"/>
      <text:h text:style-name="P29" text:outline-level="2">Pasar pseudocódigo a código <text:span text:style-name="T1">usando ArrayList</text:span></text:h>
      <text:p text:style-name="P4">Objetivo</text:p>
      <text:p text:style-name="P5">Pasar un algoritmo que usa <text:span text:style-name="CodeCharacter">ArrayList</text:span> de pseudocódigo a código y practicar con dos tipos de recorridos.</text:p>
      <text:p text:style-name="P4">Descripción</text:p>
      <text:p text:style-name="P5">Implementar en Java el siguiente algoritmo descrito en pseudocódigo, que normaliza los valores de un <text:span text:style-name="CodeCharacter">ArrayList</text:span> que se pasa como parámetro. <text:span text:style-name="T12">Los valores se normalizan dividiéndolos entre el máximo de los valores absolutos de los datos del </text:span><text:span text:style-name="CodeCharacter"><text:span text:style-name="T12">ArrayList</text:span></text:span><text:span text:style-name="T12">. Los valores normalizados se retornan en otro </text:span><text:span text:style-name="CodeCharacter"><text:span text:style-name="T12">ArrayList</text:span></text:span><text:span text:style-name="T12"> de números reales</text:span>:</text:p>
      <text:p text:style-name="P16"><text:span text:style-name="CodeCharacter">método estático normalizar(ArrayList&lt;Double&gt; v) retorna ArrayList&lt;Double&gt;</text:span></text:p>
      <text:p text:style-name="P16"><text:span text:style-name="CodeCharacter"><text:tab/>real max = 0.0</text:span></text:p>
      <text:p text:style-name="P16"><text:span text:style-name="CodeCharacter"><text:tab/>ArrayList&lt;Double&gt; res</text:span><text:span text:style-name="CodeCharacter"><text:span text:style-name="T1">ultado</text:span></text:span><text:span text:style-name="CodeCharacter"> = nuevo ArrayList&lt;Double&gt;</text:span></text:p>
      <text:p text:style-name="P16"><text:span text:style-name="CodeCharacter"><text:s text:c="4"/><text:tab/>// encontrar el valor absoluto máximo guardado en v</text:span></text:p>
      <text:p text:style-name="P16"><text:span text:style-name="CodeCharacter"><text:tab/>para i desde 0 hasta longitud de v -1</text:span></text:p>
      <text:p text:style-name="P16"><text:span text:style-name="CodeCharacter"><text:tab/><text:tab/>real valorAbs = valor absoluto de v[i]</text:span></text:p>
      <text:p text:style-name="P16"><text:span text:style-name="CodeCharacter"><text:tab/><text:tab/>si valorAbs&gt;max</text:span></text:p>
      <text:p text:style-name="P16"><text:span text:style-name="CodeCharacter"><text:tab/><text:tab/><text:tab/>max=valorAbs;</text:span></text:p>
      <text:p text:style-name="P16"><text:span text:style-name="CodeCharacter"><text:tab/><text:tab/>fin si</text:span></text:p>
      <text:p text:style-name="P16"><text:span text:style-name="CodeCharacter"><text:tab/>fin para</text:span></text:p>
      <text:p text:style-name="P16"><text:span text:style-name="CodeCharacter"><text:tab/>// normalizar cada valor del array v y guardarlo en res </text:span></text:p>
      <text:p text:style-name="P16"><text:span text:style-name="CodeCharacter"><text:tab/>para cada x en v hacer</text:span></text:p>
      <text:p text:style-name="P16"><text:span text:style-name="CodeCharacter"><text:tab/><text:tab/>añade a res</text:span><text:span text:style-name="CodeCharacter"><text:span text:style-name="T1">ultado</text:span></text:span><text:span text:style-name="CodeCharacter"> el valor x/max</text:span></text:p>
      <text:p text:style-name="P16"><text:span text:style-name="CodeCharacter"><text:tab/>fin para</text:span></text:p>
      <text:p text:style-name="P16"><text:span text:style-name="CodeCharacter"><text:tab/>retorna res</text:span><text:span text:style-name="CodeCharacter"><text:span text:style-name="T1">ultado</text:span></text:span></text:p>
      <text:p text:style-name="P16"><text:span text:style-name="CodeCharacter">fin del método</text:span></text:p>
      <text:p text:style-name="P16"><text:span text:style-name="CodeCharacter"/></text:p>
      <text:p text:style-name="P3">Respuesta que se pide</text:p>
      <text:p text:style-name="P19"><text:span text:style-name="CodeCharacter"><text:span text:style-name="T8">El código Java del método</text:span></text:span></text:p>
      <text:p text:style-name="P19"><text:span text:style-name="CodeCharacter"><text:span text:style-name="T6"/></text:span></text:p>
      <text:h text:style-name="P27" text:outline-level="2">Búsqueda de múltiples elementos</text:h>
      <text:p text:style-name="P15"/>
      <text:p text:style-name="P13">Descripción</text:p>
      <text:p text:style-name="P13"/>
      <text:p text:style-name="P7">Escribir un método al que se le pasa como parámetro un array de Strings y que retorne un <text:span text:style-name="CodeCharacter">ArrayList</text:span> de Strings, conteniendo aquellos Strings del array original que comiencen por una letra mayúscula.</text:p>
      <text:p text:style-name="P6"><text:soft-page-break/>Observar que la búsqueda de múltiples elementos no tiene que ver con el algoritmo de búsqueda en tablas visto en clase.</text:p>
      <text:p text:style-name="P7"><text:span text:style-name="T5">Nota</text:span>: puede utilizarse el método <text:span text:style-name="T13">estático</text:span> <text:span text:style-name="CodeCharacter">isUpperCase</text:span>() de la clase <text:span text:style-name="CodeCharacter">Character</text:span> para determinar si un carácter es una letra mayúscula.</text:p>
      <text:p text:style-name="P15"/>
      <text:p text:style-name="P13">Respuesta que se pide</text:p>
      <text:p text:style-name="P15"/>
      <text:p text:style-name="P18"><text:span text:style-name="CodeCharacter"><text:span text:style-name="T8">&lt;</text:span></text:span><text:span text:style-name="CodeCharacter"><text:span text:style-name="T9">Poner aquí el código Java del método</text:span></text:span><text:span text:style-name="CodeCharacter"><text:span text:style-name="T8">&gt;</text:span></text:span></text:p>
      <text:p text:style-name="P18"><text:span text:style-name="CodeCharacter"><text:span text:style-name="T8"/></text:span></text:p>
      <text:h text:style-name="P28" text:outline-level="2">Excepción leve</text:h>
      <text:p text:style-name="P8">Se dispone de una clase que permite conocer los consumos eléctricos de los electrodomésticos de un hogar a lo largo del año. Obedece al diagrama de clases que se muestra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0"><text:span text:style-name="CodeCharacter">Hogar</text:span></text:p>
          </table:table-cell>
        </table:table-row>
        <table:table-row>
          <table:table-cell table:style-name="Tabla2.A2" office:value-type="string">
            <text:p text:style-name="P12"><text:span text:style-name="CodeCharacter">...</text:span></text:p>
          </table:table-cell>
        </table:table-row>
        <table:table-row>
          <table:table-cell table:style-name="Tabla2.A2" office:value-type="string">
            <text:p text:style-name="P11"><text:span text:style-name="CodeCharacter">+Hogar(String nombreFichero)</text:span></text:p>
            <text:p text:style-name="P11"><text:span text:style-name="CodeCharacter">+void listadoElectrodomestico</text:span></text:p>
            <text:p text:style-name="P11"><text:span text:style-name="CodeCharacter"><text:s text:c="6"/>(String nombreElectrodomestico) throws NoEncontrado</text:span></text:p>
            <text:p text:style-name="P11"><text:span text:style-name="CodeCharacter">+double consumoAnualHogar()</text:span></text:p>
            <text:p text:style-name="P26"><text:span text:style-name="CodeCharacter"><text:span text:style-name="T15">+String electrodomesticoDeMayorConsumo()</text:span></text:span></text:p>
          </table:table-cell>
        </table:table-row>
      </table:table>
      <text:p text:style-name="P8"/>
      <text:p text:style-name="P8">Puede observarse que el método <text:span text:style-name="CodeCharacter">ListadoElectrodomestico</text:span>() tiene una cláusula <text:span text:style-name="CodeCharacter">throws</text:span> que anuncia que el método puede lanzar la excepción <text:span text:style-name="CodeCharacter">NoEncontrado</text:span>, definida en una clase aparte. Esta cláusula nos obliga a tratar esta excepción si invocamos al método.</text:p>
      <text:p text:style-name="P8">Se pide hacer un programa principal en una clase aparte que haga lo siguiente:</text:p>
      <text:list xml:id="list2961875364" text:style-name="L1">
        <text:list-item>
          <text:p text:style-name="P23">Crea un objeto de la clase <text:span text:style-name="CodeCharacter">Hogar</text:span> a partir del fichero de nombre <text:span text:style-name="CodeCharacter">"electrodomesticos.txt"</text:span></text:p>
        </text:list-item>
        <text:list-item>
          <text:p text:style-name="P23">Invoca a <text:span text:style-name="CodeCharacter">listadoElectrodoméstico</text:span>() con el nombre <text:span text:style-name="CodeCharacter">"Lavadora"</text:span></text:p>
        </text:list-item>
        <text:list-item>
          <text:p text:style-name="P23">Invoca a <text:span text:style-name="CodeCharacter">listadoElectrodoméstico</text:span>() con el nombre <text:span text:style-name="CodeCharacter">"Luces"</text:span></text:p>
        </text:list-item>
      </text:list>
      <text:p text:style-name="P17">Si en alguno de los pasos b) o c) se lanza <text:span text:style-name="CodeCharacter">NoEncontrado</text:span> se muestra un mensaje de error y luego se sigue por el paso e), es decir, no se hace el d)</text:p>
      <text:list xml:id="list104416212041343" text:continue-numbering="true" text:style-name="L1">
        <text:list-item>
          <text:p text:style-name="P23">Muestra en pantalla el consumo anual del hogar obtenido mediante <text:span text:style-name="CodeCharacter">consumoAnualHogar</text:span>()</text:p>
        </text:list-item>
        <text:list-item>
          <text:p text:style-name="P24"><text:span text:style-name="T15">Muestra en pantalla el nombre del electrodoméstico de mayor consumo, obtenido mediante </text:span><text:span text:style-name="CodeCharacter"><text:span text:style-name="T15">electrodomesticoDeMayorConsumo</text:span></text:span><text:span text:style-name="T15">()</text:span>.</text:p>
        </text:list-item>
      </text:list>
      <text:p text:style-name="P3">Respuesta que se pide</text:p>
      <text:p text:style-name="P8"><text:span text:style-name="T10">&lt;Poner aquí el código Java de </text:span><text:span text:style-name="T11">la clase principal</text:span><text:span text:style-name="T10">&gt;</text:span></text:p>
      <text:h text:style-name="P27" text:outline-level="2">Excepciones leve y grave en el mismo método</text:h>
      <text:p text:style-name="P14">Descripción</text:p>
      <text:p text:style-name="P14"/>
      <text:p text:style-name="P15">Se dispone de un método declarado según la cabecera de abajo, perteneciente a la clase <text:soft-page-break/><text:span text:style-name="CodeCharacter">Experimento</text:span>, que puede lanzar dos excepciones declaradas como clases independientes.</text:p>
      <text:p text:style-name="P15"/>
      <text:p text:style-name="P15"><text:span text:style-name="CodeCharacter"><text:s text:c="6"/>public static double medida() throws MedidaInestable, MedidaErronea</text:span></text:p>
      <text:p text:style-name="P15"/>
      <text:p text:style-name="P15">Escribir otro método que, desde otra clase diferente, <text:span text:style-name="T13">trate de retornar una medida de un experimento llamando al método ya existente</text:span> y trat<text:span text:style-name="T13">ando</text:span> las excepciones del siguiente modo:</text:p>
      <text:list xml:id="list4189931531" text:style-name="L2">
        <text:list-item>
          <text:p text:style-name="P21">si se lanza <text:span text:style-name="CodeCharacter">MedidaInestable</text:span> pone un mensaje de error y retorna 0.0</text:p>
        </text:list-item>
        <text:list-item>
          <text:p text:style-name="P21"><text:span text:style-name="T6">si se lanza </text:span><text:span text:style-name="CodeCharacter"><text:span text:style-name="T3">MedidaErronea</text:span></text:span><text:span text:style-name="T6"> pone un mensaje de error y </text:span><text:span text:style-name="T7">retorna </text:span><text:span text:style-name="CodeCharacter"><text:span text:style-name="T4">Double.NaN</text:span></text:span></text:p>
          <text:p text:style-name="P22"/>
        </text:list-item>
      </text:list>
      <text:p text:style-name="P3">Respuesta que se pide</text:p>
      <text:p text:style-name="P20"><text:span text:style-name="CodeCharacter"><text:span text:style-name="T9">&lt;Poner aquí el código Java del método&gt;</text:span></text:span></text:p>
      <text:p text:style-name="P19"><text:span text:style-name="CodeCharacter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ucida Sans" svg:font-family="'Lucid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Lucida Sans Unicode" style:font-size-asian="12pt" style:language-asian="es" style:country-asian="ES" style:font-name-complex="Tahoma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Lucida Sans Unicode" style:font-size-asian="12pt" style:language-asian="es" style:country-asian="ES" style:font-name-complex="Tahoma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Text_20_body" style:class="text">
      <style:paragraph-properties fo:margin-left="0.7cm" fo:margin-right="0cm" fo:margin-top="0cm" fo:margin-bottom="0cm" loext:contextual-spacing="false" fo:text-indent="0cm" style:auto-text-indent="false"/>
      <style:text-properties style:font-name="DejaVu Sans" fo:font-family="'DejaVu Sans'" style:font-style-name="Book" style:font-family-generic="swiss" style:font-pitch="variable" fo:font-size="10pt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CodeCharacter" style:family="text">
      <style:text-properties style:font-name="DejaVu Sans" fo:font-family="'DejaVu Sans'" style:font-style-name="Book" style:font-family-generic="swiss" style:font-pitch="variable" fo:font-size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1bdf1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ing">Programación, Curso 201<text:span text:style-name="MT1">7</text:span>-201<text:span text:style-name="MT1">8</text:span></text:p>
      </style:header>
      <style:footer>
        <text:p text:style-name="MP1"><text:date style:data-style-name="N37" text:date-value="2018-04-26T10:44:15.907000042">26/04/18</text:date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meta:creation-date>2006-09-29T12:08:59</meta:creation-date>
    <dc:date>2008-10-17T13:48:18</dc:date>
    <dc:language>es-ES</dc:language>
    <meta:editing-cycles>0</meta:editing-cycles>
    <meta:editing-duration>PT0S</meta:editing-duration>
    <meta:document-statistic meta:table-count="2" meta:image-count="0" meta:object-count="0" meta:page-count="3" meta:paragraph-count="65" meta:word-count="575" meta:character-count="3683" meta:non-whitespace-character-count="3146"/>
    <meta:user-defined meta:name="Info 1"/>
    <meta:user-defined meta:name="Info 2"/>
    <meta:user-defined meta:name="Info 3"/>
    <meta:user-defined meta:name="Info 4"/>
  </office:meta>
</office:document-meta>
</file>